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70d" officeooo:paragraph-rsid="000eb70d"/>
    </style:style>
    <style:style style:name="T1" style:family="text">
      <style:text-properties officeooo:rsid="000eb7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python_Theory</text:span></text:p>
      <text:p text:style-name="Standard"/>
      <text:p text:style-name="Standard"/>
      <text:p text:style-name="P1">1. In pyton to compress <text:s/>and decompress a string have module called zlib</text:p>
      <text:p text:style-name="P1">- Import zlib it will <text:s/>compress sting size</text:p>
      <text:p text:style-name="P1">-The <text:s/>zlib <text:s/>library <text:s/>is a general purpose data compression library. <text:s/>The code is thread safe, assuming that the standard library functions <text:s/>used are <text:s/>thread <text:s/>safe, such as memory allocation routines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6:16:30.951284089</meta:creation-date>
    <dc:date>2017-12-27T16:21:30.793249699</dc:date>
    <meta:editing-duration>PT5M</meta:editing-duration>
    <meta:editing-cycles>1</meta:editing-cycles>
    <meta:document-statistic meta:table-count="0" meta:image-count="0" meta:object-count="0" meta:page-count="1" meta:paragraph-count="4" meta:word-count="52" meta:character-count="332" meta:non-whitespace-character-count="269"/>
    <meta:generator>LibreOffice/5.1.6.2$Linux_X86_64 LibreOffice_project/10m0$Build-2</meta:generator>
  </office:meta>
</office:document-meta>
</file>